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01d2a5" officeooo:paragraph-rsid="0001d2a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1d2a5" officeooo:paragraph-rsid="0001d2a5" style:font-weight-asian="bold" style:font-weight-complex="bold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officeooo:rsid="0002c32e" style:font-weight-asian="normal" style:font-weight-complex="normal"/>
    </style:style>
    <style:style style:name="T4" style:family="text">
      <style:text-properties style:font-name="Arial" fo:font-weight="normal" officeooo:rsid="0004cda4" style:font-weight-asian="normal" style:font-weight-complex="normal"/>
    </style:style>
    <style:style style:name="T5" style:family="text">
      <style:text-properties style:font-name="Arial" fo:font-weight="normal" officeooo:rsid="00061963" style:font-weight-asian="normal" style:font-weight-complex="normal"/>
    </style:style>
    <style:style style:name="T6" style:family="text">
      <style:text-properties style:font-name="Arial" fo:font-weight="normal" officeooo:rsid="0006a1f5" style:font-weight-asian="normal" style:font-weight-complex="normal"/>
    </style:style>
    <style:style style:name="T7" style:family="text">
      <style:text-properties style:font-name="Arial" fo:font-weight="normal" officeooo:rsid="00090600" style:font-weight-asian="normal" style:font-weight-complex="normal"/>
    </style:style>
    <style:style style:name="T8" style:family="text">
      <style:text-properties style:font-name="Arial" fo:font-weight="normal" officeooo:rsid="000a2e8e" style:font-weight-asian="normal" style:font-weight-complex="normal"/>
    </style:style>
    <style:style style:name="T9" style:family="text">
      <style:text-properties style:font-name="Arial" fo:font-weight="normal" officeooo:rsid="000d79ed" style:font-weight-asian="normal" style:font-weight-complex="normal"/>
    </style:style>
    <style:style style:name="T10" style:family="text">
      <style:text-properties style:font-name="Arial" fo:font-weight="normal" officeooo:rsid="000ee5d7" style:font-weight-asian="normal" style:font-weight-complex="normal"/>
    </style:style>
    <style:style style:name="T11" style:family="text">
      <style:text-properties style:font-name="Arial" fo:font-weight="normal" officeooo:rsid="000ef64d" style:font-weight-asian="normal" style:font-weight-complex="normal"/>
    </style:style>
    <style:style style:name="T12" style:family="text">
      <style:text-properties style:font-name="Arial" fo:font-weight="normal" officeooo:rsid="0013e235" style:font-weight-asian="normal" style:font-weight-complex="normal"/>
    </style:style>
    <style:style style:name="T13" style:family="text">
      <style:text-properties style:font-name="Arial" fo:font-weight="normal" officeooo:rsid="00181048" style:font-weight-asian="normal" style:font-weight-complex="normal"/>
    </style:style>
    <style:style style:name="T14" style:family="text">
      <style:text-properties style:font-name="Arial" fo:font-weight="normal" officeooo:rsid="00182c14" style:font-weight-asian="normal" style:font-weight-complex="normal"/>
    </style:style>
    <style:style style:name="T15" style:family="text">
      <style:text-properties style:font-name="Arial" fo:font-weight="normal" officeooo:rsid="0019d497" style:font-weight-asian="normal" style:font-weight-complex="normal"/>
    </style:style>
    <style:style style:name="T16" style:family="text">
      <style:text-properties style:font-name="Arial" fo:font-weight="normal" officeooo:rsid="001aa9a3" style:font-weight-asian="normal" style:font-weight-complex="normal"/>
    </style:style>
    <style:style style:name="T17" style:family="text">
      <style:text-properties style:font-name="Arial" fo:font-weight="normal" officeooo:rsid="001c1ba4" style:font-weight-asian="normal" style:font-weight-complex="normal"/>
    </style:style>
    <style:style style:name="T18" style:family="text">
      <style:text-properties style:font-name="Arial" fo:font-weight="normal" officeooo:rsid="001dc34d" style:font-weight-asian="normal" style:font-weight-complex="normal"/>
    </style:style>
    <style:style style:name="T19" style:family="text">
      <style:text-properties style:font-name="Arial" fo:font-weight="normal" officeooo:rsid="001ee01d" style:font-weight-asian="normal" style:font-weight-complex="normal"/>
    </style:style>
    <style:style style:name="T20" style:family="text">
      <style:text-properties style:font-name="Arial" fo:font-weight="normal" officeooo:rsid="00213110" style:font-weight-asian="normal" style:font-weight-complex="normal"/>
    </style:style>
    <style:style style:name="T21" style:family="text">
      <style:text-properties style:font-name="Arial" fo:font-weight="normal" officeooo:rsid="0025fa2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latório Circuitos Digitais 3ª VA<text:line-break/></text:span></text:p>
      <text:p text:style-name="P1"><text:span text:style-name="T2"><text:tab/></text:span><text:span text:style-name="T3">Foram </text:span><text:span text:style-name="T2">implementa</text:span><text:span text:style-name="T3">das</text:span><text:span text:style-name="T2"> funções que mimetizem as portas lógicas fundamentais (AND, OR, NAND, NOR, XOR e XNOR). As funções </text:span><text:span text:style-name="T3">iram</text:span><text:span text:style-name="T2"> receber como parâmetro de entrada dois valores booleanos e ter como retorno um valor booleano. A visualização do funcionamento das funções será através de três LEDs, sendo dois para representar as entradas e um para mostrar a saída.<text:line-break/><text:tab/></text:span><text:span text:style-name="T4">Para implementação foram utilizadas duas funções importantes que são a pinMode e a digitalWrite, a primeira </text:span><text:span text:style-name="T5">função</text:span><text:span text:style-name="T4"> tem como finalidade configurar uma porta como entrada ou sáida. Para configurar a porta 13 como saída precisamos colocar o comando pinMode(13, OUTPUT) dentro da função setup. </text:span><text:span text:style-name="T5">A segunda função </text:span><text:span text:style-name="T6">foi</text:span><text:span text:style-name="T5"> utilizada para escrever um valor em uma porta digital.<text:line-break/><text:tab/></text:span><text:span text:style-name="T8">Foi</text:span><text:span text:style-name="T7"> desenvolvido um sistema decodificador do código BCD </text:span><text:span text:style-name="T8">cujo e composto por quatro bits A, B, C e D, que representa uma codificação só sistema decimal para binário.<text:tab/></text:span><text:span text:style-name="T9">No desenvolvimento foi utilizado </text:span><text:span text:style-name="T10">o display de 7 segmentos </text:span><text:span text:style-name="T11">que podem ser de dois tipos ânodo comum e catodo comum. Displays do tipo ânodo comum são alimentados com tensão de +5V e os LEDs são ligados aplicando nível lógico baixo. Displays catodo comum possuem alimentação via terra (GND) e seus LEDs são acesos utilizando nível lógico alto. </text:span><text:span text:style-name="T12">Foi verificado</text:span><text:span text:style-name="T11"> o datasheet do display utilizado no projeto para descobrir qual é o tipo.<text:line-break/><text:tab/>Para realizar a leitura dos valores contidos na chave seletora </text:span><text:span text:style-name="T13">foi utilizado</text:span><text:span text:style-name="T11"> a função digitalRead. Esta função recebe como parâmetro o pino que se deseja ler. Sendo assim, a leitura d</text:span><text:span text:style-name="T14">o</text:span><text:span text:style-name="T11"> valor contido na porta 12 do Arduino </text:span><text:span text:style-name="T15">foi</text:span><text:span text:style-name="T11"> feit</text:span><text:span text:style-name="T15">a</text:span><text:span text:style-name="T11"> com a chamada digitalRead(12). O valor obtido </text:span><text:span text:style-name="T14">foi </text:span><text:span text:style-name="T11">armazenado em uma variável para uso posterior.<text:line-break/><text:tab/></text:span><text:span text:style-name="T16">Por fim desenvolvemos o somador/subtrator. </text:span><text:span text:style-name="T17">P</text:span><text:span text:style-name="T16">ara tal procedimento utilizamos o Displays de cristal líquido (LCD – Liquid Crystal Displays). Este dispositivo pode ser seria</text:span><text:span text:style-name="T17">l</text:span><text:span text:style-name="T16"> ou paralelo. Utilizaremos um paralelo que mostra caracteres. </text:span><text:span text:style-name="T18">Foi utilizado</text:span><text:span text:style-name="T16"> o modelo com 16 colunas e 2 linhas </text:span><text:span text:style-name="T19">e um resistor para </text:span><text:span text:style-name="T20">a</text:span><text:span text:style-name="T19">limitar a corrente do LED.<text:line-break/><text:tab/></text:span><text:span text:style-name="T21">Dentro do código foi declarado as funções , logo após definimos as configurações das portas , mediante todo esse processo já preestabelecido iniciamos o loop principal , após o loop estabelece se uma uma recuperação da saída final para a operação, outra recuperação só que destra vez parcial para a operação e por ultimo faz se a conversão de valores booleanos para valores inteiros.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8:26:54.047045135</meta:creation-date>
    <dc:date>2019-06-17T10:07:37.077858968</dc:date>
    <meta:editing-duration>PT1H30M20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88" meta:character-count="2399" meta:non-whitespace-character-count="2004"/>
  </office:meta>
</office:document-meta>
</file>